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Info.set( int docFreq , long freqPointer , long proxPointer , int skip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Info.TermInfo( int df , long fp , long 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Info.TermInfo( TermInfo t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Info.set( TermInfo t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Info.Term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